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l goblin ti si avventa addosso. Senza un'arma per te è impossibile difenderti e il goblin ti spinge in una profonda buca; dopo una rovinosa caduta, sbatti la testa su una roccia e muori sul colpo.</text:p>
      <text:p text:style-name="Standard"/>
      <text:p text:style-name="Standard">Finisce qui la tua avventu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6S</meta:editing-duration>
    <meta:editing-cycles>5</meta:editing-cycles>
    <meta:generator>LibreOffice/3.5$Windows_x86 LibreOffice_project/7122e39-92ed229-498d286-15e43b4-d70da21</meta:generator>
    <dc:date>2019-12-02T09:30:08.48</dc:date>
    <meta:document-statistic meta:table-count="0" meta:image-count="0" meta:object-count="0" meta:page-count="1" meta:paragraph-count="2" meta:word-count="41" meta:character-count="226" meta:non-whitespace-character-count="187"/>
    <meta:user-defined meta:name="Info 1"/>
    <meta:user-defined meta:name="Info 2"/>
    <meta:user-defined meta:name="Info 3"/>
    <meta:user-defined meta:name="Info 4"/>
  </office:meta>
</office:document-meta>
</file>